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, apple-system, BlinkMacSystemFont, 'Segoe UI', Roboto, 'Helvetica Neue', Arial, sans-serif, 'Apple Color Emoji', 'Segoe UI Emoji', 'Segoe UI Symbol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s" fo:country="CO" officeooo:rsid="0002d55d"/>
    </style:style>
    <style:style style:name="P2" style:family="paragraph" style:parent-style-name="Standard">
      <style:text-properties fo:language="es" fo:country="CO" officeooo:rsid="0002d55d" officeooo:paragraph-rsid="0002d55d"/>
    </style:style>
    <style:style style:name="P3" style:family="paragraph" style:parent-style-name="Standard">
      <style:text-properties fo:language="es" fo:country="CO" officeooo:rsid="0002d55d" officeooo:paragraph-rsid="0007515b"/>
    </style:style>
    <style:style style:name="P4" style:family="paragraph" style:parent-style-name="Standard">
      <style:text-properties fo:language="es" fo:country="CO" officeooo:rsid="00043e1c" officeooo:paragraph-rsid="00043e1c"/>
    </style:style>
    <style:style style:name="P5" style:family="paragraph" style:parent-style-name="Standard">
      <style:text-properties fo:language="es" fo:country="CO" officeooo:rsid="00043e1c" officeooo:paragraph-rsid="00057e58"/>
    </style:style>
    <style:style style:name="P6" style:family="paragraph" style:parent-style-name="Standard">
      <style:text-properties fo:language="es" fo:country="CO" officeooo:rsid="00043e1c" officeooo:paragraph-rsid="0007515b"/>
    </style:style>
    <style:style style:name="P7" style:family="paragraph" style:parent-style-name="Standard">
      <style:text-properties fo:language="es" fo:country="CO" officeooo:rsid="00059b07" officeooo:paragraph-rsid="00059b07"/>
    </style:style>
    <style:style style:name="P8" style:family="paragraph" style:parent-style-name="Standard">
      <style:text-properties fo:language="es" fo:country="CO" officeooo:rsid="00059b07" officeooo:paragraph-rsid="0007515b"/>
    </style:style>
    <style:style style:name="P9" style:family="paragraph" style:parent-style-name="Standard">
      <style:text-properties fo:language="es" fo:country="CO" officeooo:rsid="0007515b" officeooo:paragraph-rsid="0007515b"/>
    </style:style>
    <style:style style:name="P10" style:family="paragraph" style:parent-style-name="Standard">
      <style:text-properties fo:language="es" fo:country="CO" officeooo:paragraph-rsid="000751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¿Qué significa que un valor no puede ser reasignado? </text:p>
      <text:p text:style-name="P3"/>
      <text:p text:style-name="P3">Exitena valores que no pueden volver a ser reaccinados como las constantes. Cuando declaramos <text:s/>una constante su valor no puede cambiar en el proceso de la ejecución. </text:p>
      <text:p text:style-name="P3"/>
      <text:p text:style-name="P3">Ejemplo: </text:p>
      <text:p text:style-name="P3"/>
      <text:p text:style-name="P3">const a = 1;</text:p>
      <text:p text:style-name="P3">console.log(a);</text:p>
      <text:p text:style-name="P3">a =2;</text:p>
      <text:p text:style-name="P6">console.log(a);</text:p>
      <text:p text:style-name="P6"/>
      <text:p text:style-name="P6">Esto da un error function.js:3 Uncaught TypeError: Assignment to constant variable. Ya que estamos reaccinando un valor a la constante a, a diferencia de una variable que su valor cambiaria.</text:p>
      <text:p text:style-name="P6"/>
      <text:p text:style-name="P6">Hay que tener en cuenta que el operarador de asignación es el simbolo “=”. </text:p>
      <text:p text:style-name="P6"/>
      <text:p text:style-name="P6"><text:s/></text:p>
      <text:p text:style-name="P6">¿Existe algún valor declarado con const que pueda cambiar una vez declarados?</text:p>
      <text:p text:style-name="P6"/>
      <text:p text:style-name="P8">Un valor declarado como const no puede ser reasignado, pero si se puede cambiarse el valor de las referencias para las arryas y los objetos.</text:p>
      <text:p text:style-name="P8"/>
      <text:p text:style-name="P8">¿Cuál es el scope de un valor declarado con const?</text:p>
      <text:p text:style-name="P8"/>
      <text:p text:style-name="P9">El ámbito o scope de una variable declarada con const es <text:s/>igual a la de let.</text:p>
      <text:p text:style-name="P9">El hoisting no es posible en varibles declaradas con let o con conts; estas variables darán un referenceError si se intenta acceder a ellas antes de que sea declaradas</text:p>
      <text:p text:style-name="P9">El scope de una variable declarada con let o const se reduce a un ámbito de la variable a bloques</text:p>
      <text:p text:style-name="P9"/>
      <text:p text:style-name="P9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, apple-system, BlinkMacSystemFont, 'Segoe UI', Roboto, 'Helvetica Neue', Arial, sans-serif, 'Apple Color Emoji', 'Segoe UI Emoji', 'Segoe UI Symbol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1T12:34:28.116507364</meta:creation-date>
    <meta:generator>LibreOffice/7.2.6.2$Linux_X86_64 LibreOffice_project/20$Build-2</meta:generator>
    <dc:date>2022-04-21T13:43:46.282708434</dc:date>
    <meta:editing-duration>PT28M27S</meta:editing-duration>
    <meta:editing-cycles>2</meta:editing-cycles>
    <meta:document-statistic meta:table-count="0" meta:image-count="0" meta:object-count="0" meta:page-count="1" meta:paragraph-count="16" meta:word-count="201" meta:character-count="1148" meta:non-whitespace-character-count="955"/>
  </office:meta>
</office:document-meta>
</file>